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ea_mean</text:p>
          </table:table-cell>
          <table:table-cell office:value-type="string" calcext:value-type="string">
            <text:p>diagnosi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6.1" calcext:value-type="float">
            <text:p>386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7.1" calcext:value-type="float">
            <text:p>477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7.9" calcext:value-type="float">
            <text:p>577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9.8" calcext:value-type="float">
            <text:p>519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5.9" calcext:value-type="float">
            <text:p>475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97.8" calcext:value-type="float">
            <text:p>797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82.7" calcext:value-type="float">
            <text:p>782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8.3" calcext:value-type="float">
            <text:p>578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58.8" calcext:value-type="float">
            <text:p>658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84.5" calcext:value-type="float">
            <text:p>684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98.8" calcext:value-type="float">
            <text:p>798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66.3" calcext:value-type="float">
            <text:p>56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3.9" calcext:value-type="float">
            <text:p>273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4.4" calcext:value-type="float">
            <text:p>704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4.6" calcext:value-type="float">
            <text:p>904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2.7" calcext:value-type="float">
            <text:p>912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4.8" calcext:value-type="float">
            <text:p>644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2.4" calcext:value-type="float">
            <text:p>732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55.1" calcext:value-type="float">
            <text:p>955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9.3" calcext:value-type="float">
            <text:p>899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07.2" calcext:value-type="float">
            <text:p>807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69.5" calcext:value-type="float">
            <text:p>869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3.8" calcext:value-type="float">
            <text:p>523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8.8" calcext:value-type="float">
            <text:p>698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1.1" calcext:value-type="float">
            <text:p>371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5.2" calcext:value-type="float">
            <text:p>545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31.5" calcext:value-type="float">
            <text:p>531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4.6" calcext:value-type="float">
            <text:p>534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9.3" calcext:value-type="float">
            <text:p>449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7.9" calcext:value-type="float">
            <text:p>427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1.8" calcext:value-type="float">
            <text:p>571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7.6" calcext:value-type="float">
            <text:p>437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12.8" calcext:value-type="float">
            <text:p>712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56.9" calcext:value-type="float">
            <text:p>656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7.2" calcext:value-type="float">
            <text:p>527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4.5" calcext:value-type="float">
            <text:p>22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11.9" calcext:value-type="float">
            <text:p>31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5.7" calcext:value-type="float">
            <text:p>645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60.9" calcext:value-type="float">
            <text:p>26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68.3" calcext:value-type="float">
            <text:p>668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4.1" calcext:value-type="float">
            <text:p>394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0.5" calcext:value-type="float">
            <text:p>250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2.5" calcext:value-type="float">
            <text:p>502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9.4" calcext:value-type="float">
            <text:p>929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84.1" calcext:value-type="float">
            <text:p>584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0.9" calcext:value-type="float">
            <text:p>47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7.7" calcext:value-type="float">
            <text:p>817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6.3" calcext:value-type="float">
            <text:p>50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1.5" calcext:value-type="float">
            <text:p>401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3.3" calcext:value-type="float">
            <text:p>443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8.2" calcext:value-type="float">
            <text:p>648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6.1" calcext:value-type="float">
            <text:p>46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1.9" calcext:value-type="float">
            <text:p>65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2.7" calcext:value-type="float">
            <text:p>66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8.2" calcext:value-type="float">
            <text:p>728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51.7" calcext:value-type="float">
            <text:p>551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5.1" calcext:value-type="float">
            <text:p>555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5.6" calcext:value-type="float">
            <text:p>705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1.1" calcext:value-type="float">
            <text:p>451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2.6" calcext:value-type="float">
            <text:p>412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2.5" calcext:value-type="float">
            <text:p>642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82.7" calcext:value-type="float">
            <text:p>582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8.7" calcext:value-type="float">
            <text:p>45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8.3" calcext:value-type="float">
            <text:p>298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6.1" calcext:value-type="float">
            <text:p>33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0.2" calcext:value-type="float">
            <text:p>530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12.5" calcext:value-type="float">
            <text:p>412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0.4" calcext:value-type="float">
            <text:p>480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29.9" calcext:value-type="float">
            <text:p>629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0.9" calcext:value-type="float">
            <text:p>23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8.6" calcext:value-type="float">
            <text:p>438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2.5" calcext:value-type="float">
            <text:p>682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82.6" calcext:value-type="float">
            <text:p>78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.3" calcext:value-type="float">
            <text:p>403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0.7" calcext:value-type="float">
            <text:p>640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3.5" calcext:value-type="float">
            <text:p>553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8.7" calcext:value-type="float">
            <text:p>58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2.6" calcext:value-type="float">
            <text:p>57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74.5" calcext:value-type="float">
            <text:p>67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5.8" calcext:value-type="float">
            <text:p>455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8.9" calcext:value-type="float">
            <text:p>748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09.8" calcext:value-type="float">
            <text:p>809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61.7" calcext:value-type="float">
            <text:p>761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6.3" calcext:value-type="float">
            <text:p>506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3.6" calcext:value-type="float">
            <text:p>423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9.8" calcext:value-type="float">
            <text:p>399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78.1" calcext:value-type="float">
            <text:p>678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8.5" calcext:value-type="float">
            <text:p>288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2.2" calcext:value-type="float">
            <text:p>512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5.3" calcext:value-type="float">
            <text:p>355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2.8" calcext:value-type="float">
            <text:p>432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89.5" calcext:value-type="float">
            <text:p>689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0.1" calcext:value-type="float">
            <text:p>640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9.4" calcext:value-type="float">
            <text:p>51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1.9" calcext:value-type="float">
            <text:p>38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8.9" calcext:value-type="float">
            <text:p>538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0.3" calcext:value-type="float">
            <text:p>460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63.7" calcext:value-type="float">
            <text:p>963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0.2" calcext:value-type="float">
            <text:p>880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8.6" calcext:value-type="float">
            <text:p>448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9.8" calcext:value-type="float">
            <text:p>419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4.5" calcext:value-type="float">
            <text:p>46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90.2" calcext:value-type="float">
            <text:p>690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6.3" calcext:value-type="float">
            <text:p>886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84.6" calcext:value-type="float">
            <text:p>984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85.9" calcext:value-type="float">
            <text:p>685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4.1" calcext:value-type="float">
            <text:p>464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5.4" calcext:value-type="float">
            <text:p>565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6.9" calcext:value-type="float">
            <text:p>736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49.6" calcext:value-type="float">
            <text:p>349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2.9" calcext:value-type="float">
            <text:p>832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6.4" calcext:value-type="float">
            <text:p>52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8.8" calcext:value-type="float">
            <text:p>508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66.6" calcext:value-type="float">
            <text:p>766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0.6" calcext:value-type="float">
            <text:p>710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0.3" calcext:value-type="float">
            <text:p>420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8.9" calcext:value-type="float">
            <text:p>428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3.7" calcext:value-type="float">
            <text:p>46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9.9" calcext:value-type="float">
            <text:p>609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7.4" calcext:value-type="float">
            <text:p>507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8.1" calcext:value-type="float">
            <text:p>288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7.4" calcext:value-type="float">
            <text:p>477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71.4" calcext:value-type="float">
            <text:p>671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6.4" calcext:value-type="float">
            <text:p>51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8.9" calcext:value-type="float">
            <text:p>588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2.7" calcext:value-type="float">
            <text:p>642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51.6" calcext:value-type="float">
            <text:p>951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7.8" calcext:value-type="float">
            <text:p>597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81.9" calcext:value-type="float">
            <text:p>48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6.6" calcext:value-type="float">
            <text:p>716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4.3" calcext:value-type="float">
            <text:p>904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9.4" calcext:value-type="float">
            <text:p>52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25.5" calcext:value-type="float">
            <text:p>725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0.7" calcext:value-type="float">
            <text:p>610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8.9" calcext:value-type="float">
            <text:p>578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2.2" calcext:value-type="float">
            <text:p>432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68.9" calcext:value-type="float">
            <text:p>568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1.3" calcext:value-type="float">
            <text:p>56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13.1" calcext:value-type="float">
            <text:p>313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61.3" calcext:value-type="float">
            <text:p>761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6.4" calcext:value-type="float">
            <text:p>54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1.2" calcext:value-type="float">
            <text:p>64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4.5" calcext:value-type="float">
            <text:p>68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6.4" calcext:value-type="float">
            <text:p>49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3.2" calcext:value-type="float">
            <text:p>503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5.7" calcext:value-type="float">
            <text:p>395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6.8" calcext:value-type="float">
            <text:p>386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3.4" calcext:value-type="float">
            <text:p>603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23.9" calcext:value-type="float">
            <text:p>623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0.6" calcext:value-type="float">
            <text:p>920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5.3" calcext:value-type="float">
            <text:p>575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6.5" calcext:value-type="float">
            <text:p>47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9.4" calcext:value-type="float">
            <text:p>38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37.7" calcext:value-type="float">
            <text:p>337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1.6" calcext:value-type="float">
            <text:p>541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2.2" calcext:value-type="float">
            <text:p>512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6.3" calcext:value-type="float">
            <text:p>40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7.4" calcext:value-type="float">
            <text:p>407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8.2" calcext:value-type="float">
            <text:p>928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02.4" calcext:value-type="float">
            <text:p>602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13.3" calcext:value-type="float">
            <text:p>713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3.5" calcext:value-type="float">
            <text:p>773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44.9" calcext:value-type="float">
            <text:p>744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33.1" calcext:value-type="float">
            <text:p>933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47.8" calcext:value-type="float">
            <text:p>947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58.6" calcext:value-type="float">
            <text:p>758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8.3" calcext:value-type="float">
            <text:p>928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2.2" calcext:value-type="float">
            <text:p>512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44.9" calcext:value-type="float">
            <text:p>344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32.6" calcext:value-type="float">
            <text:p>632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89.9" calcext:value-type="float">
            <text:p>289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8.9" calcext:value-type="float">
            <text:p>998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5.6" calcext:value-type="float">
            <text:p>435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6.6" calcext:value-type="float">
            <text:p>396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2.3" calcext:value-type="float">
            <text:p>572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7.4" calcext:value-type="float">
            <text:p>587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7.3" calcext:value-type="float">
            <text:p>42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05.1" calcext:value-type="float">
            <text:p>805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6.6" calcext:value-type="float">
            <text:p>516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5.9" calcext:value-type="float">
            <text:p>515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4.1" calcext:value-type="float">
            <text:p>394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7.3" calcext:value-type="float">
            <text:p>68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3.7" calcext:value-type="float">
            <text:p>51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2.7" calcext:value-type="float">
            <text:p>43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2.1" calcext:value-type="float">
            <text:p>492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2.7" calcext:value-type="float">
            <text:p>58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3.7" calcext:value-type="float">
            <text:p>36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1.1" calcext:value-type="float">
            <text:p>431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33.1" calcext:value-type="float">
            <text:p>633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1.3" calcext:value-type="float">
            <text:p>47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34.3" calcext:value-type="float">
            <text:p>334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3.1" calcext:value-type="float">
            <text:p>403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7.2" calcext:value-type="float">
            <text:p>417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7.3" calcext:value-type="float">
            <text:p>53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6.3" calcext:value-type="float">
            <text:p>24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6.2" calcext:value-type="float">
            <text:p>566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0.6" calcext:value-type="float">
            <text:p>530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8.7" calcext:value-type="float">
            <text:p>41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4.9" calcext:value-type="float">
            <text:p>664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4.1" calcext:value-type="float">
            <text:p>504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9.1" calcext:value-type="float">
            <text:p>409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1.6" calcext:value-type="float">
            <text:p>481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1.4" calcext:value-type="float">
            <text:p>461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4.5" calcext:value-type="float">
            <text:p>24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7.3" calcext:value-type="float">
            <text:p>47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4.8" calcext:value-type="float">
            <text:p>504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7.9" calcext:value-type="float">
            <text:p>457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9.9" calcext:value-type="float">
            <text:p>489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6.5" calcext:value-type="float">
            <text:p>61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3.7" calcext:value-type="float">
            <text:p>813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26.8" calcext:value-type="float">
            <text:p>826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93.2" calcext:value-type="float">
            <text:p>793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7.3" calcext:value-type="float">
            <text:p>38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4.4" calcext:value-type="float">
            <text:p>464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18.6" calcext:value-type="float">
            <text:p>918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4.3" calcext:value-type="float">
            <text:p>514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1.2" calcext:value-type="float">
            <text:p>64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0.5" calcext:value-type="float">
            <text:p>280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3.9" calcext:value-type="float">
            <text:p>373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0.3" calcext:value-type="float">
            <text:p>420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5.3" calcext:value-type="float">
            <text:p>445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8.7" calcext:value-type="float">
            <text:p>66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2.7" calcext:value-type="float">
            <text:p>40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6.7" calcext:value-type="float">
            <text:p>426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58.6" calcext:value-type="float">
            <text:p>758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16.6" calcext:value-type="float">
            <text:p>716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5.8" calcext:value-type="float">
            <text:p>485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3.7" calcext:value-type="float">
            <text:p>59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1.9" calcext:value-type="float">
            <text:p>49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6.1" calcext:value-type="float">
            <text:p>54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6.6" calcext:value-type="float">
            <text:p>496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38.1" calcext:value-type="float">
            <text:p>838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2.4" calcext:value-type="float">
            <text:p>552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8.4" calcext:value-type="float">
            <text:p>458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0.4" calcext:value-type="float">
            <text:p>840.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11.8" calcext:value-type="float">
            <text:p>711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9.1" calcext:value-type="float">
            <text:p>579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8.5" calcext:value-type="float">
            <text:p>788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8.3" calcext:value-type="float">
            <text:p>338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2.1" calcext:value-type="float">
            <text:p>562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0.6" calcext:value-type="float">
            <text:p>580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6.3" calcext:value-type="float">
            <text:p>38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7.8" calcext:value-type="float">
            <text:p>447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2.9" calcext:value-type="float">
            <text:p>46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1.8" calcext:value-type="float">
            <text:p>541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4.7" calcext:value-type="float">
            <text:p>664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6.6" calcext:value-type="float">
            <text:p>596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4.3" calcext:value-type="float">
            <text:p>234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4.7" calcext:value-type="float">
            <text:p>744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6.2" calcext:value-type="float">
            <text:p>446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9.1" calcext:value-type="float">
            <text:p>609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8.1" calcext:value-type="float">
            <text:p>558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8.3" calcext:value-type="float">
            <text:p>508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8.2" calcext:value-type="float">
            <text:p>378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31.9" calcext:value-type="float">
            <text:p>431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2.7" calcext:value-type="float">
            <text:p>44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5.2" calcext:value-type="float">
            <text:p>525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7.6" calcext:value-type="float">
            <text:p>507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9.1" calcext:value-type="float">
            <text:p>469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4.5" calcext:value-type="float">
            <text:p>514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1.7" calcext:value-type="float">
            <text:p>991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6.1" calcext:value-type="float">
            <text:p>46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99.8" calcext:value-type="float">
            <text:p>399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3.2" calcext:value-type="float">
            <text:p>373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93.7" calcext:value-type="float">
            <text:p>69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9.5" calcext:value-type="float">
            <text:p>719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3.8" calcext:value-type="float">
            <text:p>433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3.1" calcext:value-type="float">
            <text:p>803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0.3" calcext:value-type="float">
            <text:p>380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9.7" calcext:value-type="float">
            <text:p>409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6.1" calcext:value-type="float">
            <text:p>65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5.3" calcext:value-type="float">
            <text:p>575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9.7" calcext:value-type="float">
            <text:p>289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9.9" calcext:value-type="float">
            <text:p>359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1.1" calcext:value-type="float">
            <text:p>381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1.3" calcext:value-type="float">
            <text:p>50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7.8" calcext:value-type="float">
            <text:p>467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73.7" calcext:value-type="float">
            <text:p>673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9.5" calcext:value-type="float">
            <text:p>599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9.2" calcext:value-type="float">
            <text:p>509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1.2" calcext:value-type="float">
            <text:p>61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2.6" calcext:value-type="float">
            <text:p>592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6.5" calcext:value-type="float">
            <text:p>60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8.8" calcext:value-type="float">
            <text:p>928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85.9" calcext:value-type="float">
            <text:p>585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40.9" calcext:value-type="float">
            <text:p>34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1.3" calcext:value-type="float">
            <text:p>44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1.6" calcext:value-type="float">
            <text:p>981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74.8" calcext:value-type="float">
            <text:p>674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9.7" calcext:value-type="float">
            <text:p>659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2.5" calcext:value-type="float">
            <text:p>442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44.2" calcext:value-type="float">
            <text:p>644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2.9" calcext:value-type="float">
            <text:p>49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7.2" calcext:value-type="float">
            <text:p>557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5.1" calcext:value-type="float">
            <text:p>415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7.9" calcext:value-type="float">
            <text:p>537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20.2" calcext:value-type="float">
            <text:p>520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0.9" calcext:value-type="float">
            <text:p>29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30.9" calcext:value-type="float">
            <text:p>930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6.1" calcext:value-type="float">
            <text:p>646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2.7" calcext:value-type="float">
            <text:p>412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7.3" calcext:value-type="float">
            <text:p>53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2.9" calcext:value-type="float">
            <text:p>54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6.9" calcext:value-type="float">
            <text:p>536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6.3" calcext:value-type="float">
            <text:p>28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0.5" calcext:value-type="float">
            <text:p>980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8.8" calcext:value-type="float">
            <text:p>408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9.9" calcext:value-type="float">
            <text:p>449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6.9" calcext:value-type="float">
            <text:p>686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5.4" calcext:value-type="float">
            <text:p>465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58.9" calcext:value-type="float">
            <text:p>358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6.9" calcext:value-type="float">
            <text:p>506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18.4" calcext:value-type="float">
            <text:p>618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9.4" calcext:value-type="float">
            <text:p>59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4.9" calcext:value-type="float">
            <text:p>404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5.8" calcext:value-type="float">
            <text:p>815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5.3" calcext:value-type="float">
            <text:p>455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2.9" calcext:value-type="float">
            <text:p>60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46.3" calcext:value-type="float">
            <text:p>54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1.1" calcext:value-type="float">
            <text:p>571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47.2" calcext:value-type="float">
            <text:p>747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76.7" calcext:value-type="float">
            <text:p>476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0.5" calcext:value-type="float">
            <text:p>420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7.6" calcext:value-type="float">
            <text:p>857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6.5" calcext:value-type="float">
            <text:p>46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2.1" calcext:value-type="float">
            <text:p>992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7.3" calcext:value-type="float">
            <text:p>477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8.7" calcext:value-type="float">
            <text:p>53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0.9" calcext:value-type="float">
            <text:p>680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5.6" calcext:value-type="float">
            <text:p>485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80.1" calcext:value-type="float">
            <text:p>480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89.4" calcext:value-type="float">
            <text:p>689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5.9" calcext:value-type="float">
            <text:p>595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6.3" calcext:value-type="float">
            <text:p>476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8.7" calcext:value-type="float">
            <text:p>248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2.5" calcext:value-type="float">
            <text:p>272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53.1" calcext:value-type="float">
            <text:p>453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9.8" calcext:value-type="float">
            <text:p>819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31.3" calcext:value-type="float">
            <text:p>731.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80.7" calcext:value-type="float">
            <text:p>680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6.7" calcext:value-type="float">
            <text:p>556.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58.8" calcext:value-type="float">
            <text:p>658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1.9" calcext:value-type="float">
            <text:p>701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1.2" calcext:value-type="float">
            <text:p>391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93.1" calcext:value-type="float">
            <text:p>493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93.8" calcext:value-type="float">
            <text:p>493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1.3" calcext:value-type="float">
            <text:p>22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51.1" calcext:value-type="float">
            <text:p>551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68.5" calcext:value-type="float">
            <text:p>468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4.2" calcext:value-type="float">
            <text:p>594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45.2" calcext:value-type="float">
            <text:p>445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22.9" calcext:value-type="float">
            <text:p>42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6.2" calcext:value-type="float">
            <text:p>416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5.5" calcext:value-type="float">
            <text:p>575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29.8" calcext:value-type="float">
            <text:p>629.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6.4" calcext:value-type="float">
            <text:p>40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2.9" calcext:value-type="float">
            <text:p>402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6.4" calcext:value-type="float">
            <text:p>656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68.6" calcext:value-type="float">
            <text:p>668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38.4" calcext:value-type="float">
            <text:p>538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84.8" calcext:value-type="float">
            <text:p>584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73.2" calcext:value-type="float">
            <text:p>573.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5.7" calcext:value-type="float">
            <text:p>285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78.4" calcext:value-type="float">
            <text:p>378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07.9" calcext:value-type="float">
            <text:p>507.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14.3" calcext:value-type="float">
            <text:p>514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11.7" calcext:value-type="float">
            <text:p>311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1.3" calcext:value-type="float">
            <text:p>271.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57.1" calcext:value-type="float">
            <text:p>657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03.5" calcext:value-type="float">
            <text:p>403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00.4" calcext:value-type="float">
            <text:p>600.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16.9" calcext:value-type="float">
            <text:p>716.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8.1" calcext:value-type="float">
            <text:p>858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09:21:33.494000000</meta:creation-date>
    <dc:date>2019-12-26T09:22:11.308000000</dc:date>
    <meta:editing-duration>PT38S</meta:editing-duration>
    <meta:editing-cycles>1</meta:editing-cycles>
    <meta:document-statistic meta:table-count="1" meta:cell-count="1140" meta:object-count="0"/>
    <meta:generator>LibreOffice/6.1.2.1$Windows_X86_64 LibreOffice_project/65905a128db06ba48db947242809d14d3f9a93fe</meta:generator>
  </office:meta>
</office:document-meta>
</file>